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ce1"/>
        <table:table-column table:style-name="co2" table:number-columns-repeated="12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office:value-type="string" calcext:value-type="string">
            <text:p>x2</text:p>
          </table:table-cell>
          <table:table-cell/>
          <table:table-cell table:style-name="Default"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/>
          <table:table-cell table:style-name="Default" office:value-type="string" calcext:value-type="string">
            <text:p>z</text:p>
          </table:table-cell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xy=yx</text:p>
          </table:table-cell>
          <table:table-cell/>
          <table:table-cell office:value-type="string" calcext:value-type="string">
            <text:p>xz=zx</text:p>
          </table:table-cell>
          <table:table-cell/>
          <table:table-cell office:value-type="string" calcext:value-type="string">
            <text:p>yz=zy</text:p>
          </table:table-cell>
          <table:table-cell table:number-columns-repeated="5"/>
        </table:table-row>
        <table:table-row table:style-name="ro1">
          <table:table-cell office:value-type="float" office:value="-1.22464679914735E-019" calcext:value-type="float">
            <text:p>-1.22E-019</text:p>
          </table:table-cell>
          <table:table-cell table:formula="of:=[.A2]^2" office:value-type="float" office:value="1.49975978266186E-038" calcext:value-type="float">
            <text:p>1.49975978266186E-038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]^2" office:value-type="float" office:value="0" calcext:value-type="float">
            <text:p>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2]^2" office:value-type="float" office:value="0.000001" calcext:value-type="float">
            <text:p>0.000001</text:p>
          </table:table-cell>
          <table:table-cell/>
          <table:table-cell table:formula="of:=[.A2]*[.D2]" office:value-type="float" office:value="0" calcext:value-type="float">
            <text:p>0</text:p>
          </table:table-cell>
          <table:table-cell/>
          <table:table-cell table:formula="of:=[.A2]*[.G2]" office:value-type="float" office:value="1.22464679914735E-022" calcext:value-type="float">
            <text:p>1.22464679914735E-022</text:p>
          </table:table-cell>
          <table:table-cell/>
          <table:table-cell table:formula="of:=[.D2]*[.G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.12323399573676E-020" calcext:value-type="float">
            <text:p>6.12E-020</text:p>
          </table:table-cell>
          <table:table-cell table:formula="of:=[.A3]^2" office:value-type="float" office:value="3.74939945665464E-039" calcext:value-type="float">
            <text:p>3.74939945665464E-039</text:p>
          </table:table-cell>
          <table:table-cell/>
          <table:table-cell office:value-type="float" office:value="-1.06057523872491E-019" calcext:value-type="float">
            <text:p>-1.06E-019</text:p>
          </table:table-cell>
          <table:table-cell table:formula="of:=[.D3]^2" office:value-type="float" office:value="1.12481983699639E-038" calcext:value-type="float">
            <text:p>1.12481983699639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]^2" office:value-type="float" office:value="0.000001" calcext:value-type="float">
            <text:p>0.000001</text:p>
          </table:table-cell>
          <table:table-cell/>
          <table:table-cell table:formula="of:=[.A3]*[.D3]" office:value-type="float" office:value="-6.49415035679698E-039" calcext:value-type="float">
            <text:p>-6.49415035679698E-039</text:p>
          </table:table-cell>
          <table:table-cell/>
          <table:table-cell table:formula="of:=[.A3]*[.G3]" office:value-type="float" office:value="-6.12323399573676E-023" calcext:value-type="float">
            <text:p>-6.12323399573676E-023</text:p>
          </table:table-cell>
          <table:table-cell/>
          <table:table-cell table:formula="of:=[.D3]*[.G3]" office:value-type="float" office:value="1.06057523872491E-022" calcext:value-type="float">
            <text:p>1.06057523872491E-022</text:p>
          </table:table-cell>
          <table:table-cell table:number-columns-repeated="5"/>
        </table:table-row>
        <table:table-row table:style-name="ro1">
          <table:table-cell office:value-type="float" office:value="6.12323399573677E-020" calcext:value-type="float">
            <text:p>6.12E-020</text:p>
          </table:table-cell>
          <table:table-cell table:formula="of:=[.A4]^2" office:value-type="float" office:value="3.74939945665465E-039" calcext:value-type="float">
            <text:p>3.74939945665465E-039</text:p>
          </table:table-cell>
          <table:table-cell/>
          <table:table-cell office:value-type="float" office:value="1.06057523872491E-019" calcext:value-type="float">
            <text:p>1.06E-019</text:p>
          </table:table-cell>
          <table:table-cell table:formula="of:=[.D4]^2" office:value-type="float" office:value="1.12481983699639E-038" calcext:value-type="float">
            <text:p>1.12481983699639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4]^2" office:value-type="float" office:value="0.000001" calcext:value-type="float">
            <text:p>0.000001</text:p>
          </table:table-cell>
          <table:table-cell/>
          <table:table-cell table:formula="of:=[.A4]*[.D4]" office:value-type="float" office:value="6.49415035679699E-039" calcext:value-type="float">
            <text:p>6.49415035679699E-039</text:p>
          </table:table-cell>
          <table:table-cell/>
          <table:table-cell table:formula="of:=[.A4]*[.G4]" office:value-type="float" office:value="-6.12323399573677E-023" calcext:value-type="float">
            <text:p>-6.12323399573677E-023</text:p>
          </table:table-cell>
          <table:table-cell/>
          <table:table-cell table:formula="of:=[.D4]*[.G4]" office:value-type="float" office:value="-1.06057523872491E-022" calcext:value-type="float">
            <text:p>-1.06057523872491E-022</text:p>
          </table:table-cell>
          <table:table-cell table:number-columns-repeated="5"/>
        </table:table-row>
        <table:table-row table:style-name="ro1">
          <table:table-cell office:value-type="float" office:value="-1.22464679914735E-019" calcext:value-type="float">
            <text:p>-1.22E-019</text:p>
          </table:table-cell>
          <table:table-cell table:formula="of:=[.A5]^2" office:value-type="float" office:value="1.49975978266186E-038" calcext:value-type="float">
            <text:p>1.49975978266186E-038</text:p>
          </table:table-cell>
          <table:table-cell/>
          <table:table-cell office:value-type="float" office:value="2.99951956532372E-035" calcext:value-type="float">
            <text:p>3.00E-035</text:p>
          </table:table-cell>
          <table:table-cell table:formula="of:=[.D5]^2" office:value-type="float" office:value="8.99711762275977E-070" calcext:value-type="float">
            <text:p>8.99711762275977E-07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5]^2" office:value-type="float" office:value="0.000001" calcext:value-type="float">
            <text:p>0.000001</text:p>
          </table:table-cell>
          <table:table-cell/>
          <table:table-cell table:formula="of:=[.A5]*[.D5]" office:value-type="float" office:value="-3.67335203465355E-054" calcext:value-type="float">
            <text:p>-3.67335203465355E-054</text:p>
          </table:table-cell>
          <table:table-cell/>
          <table:table-cell table:formula="of:=[.A5]*[.G5]" office:value-type="float" office:value="1.22464679914735E-022" calcext:value-type="float">
            <text:p>1.22464679914735E-022</text:p>
          </table:table-cell>
          <table:table-cell/>
          <table:table-cell table:formula="of:=[.D5]*[.G5]" office:value-type="float" office:value="-2.99951956532372E-038" calcext:value-type="float">
            <text:p>-2.99951956532372E-038</text:p>
          </table:table-cell>
          <table:table-cell table:number-columns-repeated="5"/>
        </table:table-row>
        <table:table-row table:style-name="ro1">
          <table:table-cell office:value-type="float" office:value="-2.43704713030323E-017" calcext:value-type="float">
            <text:p>-2.44E-017</text:p>
          </table:table-cell>
          <table:table-cell table:formula="of:=[.A6]^2" office:value-type="float" office:value="5.93919871531922E-034" calcext:value-type="float">
            <text:p>5.93919871531922E-034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6]^2" office:value-type="float" office:value="0" calcext:value-type="float">
            <text:p>0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6]^2" office:value-type="float" office:value="0.039601" calcext:value-type="float">
            <text:p>0.039601</text:p>
          </table:table-cell>
          <table:table-cell/>
          <table:table-cell table:formula="of:=[.A6]*[.D6]" office:value-type="float" office:value="0" calcext:value-type="float">
            <text:p>0</text:p>
          </table:table-cell>
          <table:table-cell/>
          <table:table-cell table:formula="of:=[.A6]*[.G6]" office:value-type="float" office:value="4.84972378930343E-018" calcext:value-type="float">
            <text:p>4.84972378930343E-018</text:p>
          </table:table-cell>
          <table:table-cell/>
          <table:table-cell table:formula="of:=[.D6]*[.G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1852356515162E-017" calcext:value-type="float">
            <text:p>1.22E-017</text:p>
          </table:table-cell>
          <table:table-cell table:formula="of:=[.A7]^2" office:value-type="float" office:value="1.4847996788298E-034" calcext:value-type="float">
            <text:p>1.4847996788298E-034</text:p>
          </table:table-cell>
          <table:table-cell/>
          <table:table-cell office:value-type="float" office:value="-2.11054472506256E-017" calcext:value-type="float">
            <text:p>-2.11E-017</text:p>
          </table:table-cell>
          <table:table-cell table:formula="of:=[.D7]^2" office:value-type="float" office:value="4.45439903648942E-034" calcext:value-type="float">
            <text:p>4.45439903648942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7]^2" office:value-type="float" office:value="0.039601" calcext:value-type="float">
            <text:p>0.039601</text:p>
          </table:table-cell>
          <table:table-cell/>
          <table:table-cell table:formula="of:=[.A7]*[.D7]" office:value-type="float" office:value="-2.57174848279517E-034" calcext:value-type="float">
            <text:p>-2.57174848279517E-034</text:p>
          </table:table-cell>
          <table:table-cell/>
          <table:table-cell table:formula="of:=[.A7]*[.G7]" office:value-type="float" office:value="-2.42486189465172E-018" calcext:value-type="float">
            <text:p>-2.42486189465172E-018</text:p>
          </table:table-cell>
          <table:table-cell/>
          <table:table-cell table:formula="of:=[.D7]*[.G7]" office:value-type="float" office:value="4.19998400287451E-018" calcext:value-type="float">
            <text:p>4.19998400287451E-018</text:p>
          </table:table-cell>
          <table:table-cell table:number-columns-repeated="5"/>
        </table:table-row>
        <table:table-row table:style-name="ro1">
          <table:table-cell office:value-type="float" office:value="1.21852356515162E-017" calcext:value-type="float">
            <text:p>1.22E-017</text:p>
          </table:table-cell>
          <table:table-cell table:formula="of:=[.A8]^2" office:value-type="float" office:value="1.48479967882981E-034" calcext:value-type="float">
            <text:p>1.48479967882981E-034</text:p>
          </table:table-cell>
          <table:table-cell/>
          <table:table-cell office:value-type="float" office:value="2.11054472506256E-017" calcext:value-type="float">
            <text:p>2.11E-017</text:p>
          </table:table-cell>
          <table:table-cell table:formula="of:=[.D8]^2" office:value-type="float" office:value="4.45439903648942E-034" calcext:value-type="float">
            <text:p>4.45439903648942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8]^2" office:value-type="float" office:value="0.039601" calcext:value-type="float">
            <text:p>0.039601</text:p>
          </table:table-cell>
          <table:table-cell/>
          <table:table-cell table:formula="of:=[.A8]*[.D8]" office:value-type="float" office:value="2.57174848279518E-034" calcext:value-type="float">
            <text:p>2.57174848279518E-034</text:p>
          </table:table-cell>
          <table:table-cell/>
          <table:table-cell table:formula="of:=[.A8]*[.G8]" office:value-type="float" office:value="-2.42486189465172E-018" calcext:value-type="float">
            <text:p>-2.42486189465172E-018</text:p>
          </table:table-cell>
          <table:table-cell/>
          <table:table-cell table:formula="of:=[.D8]*[.G8]" office:value-type="float" office:value="-4.1999840028745E-018" calcext:value-type="float">
            <text:p>-4.1999840028745E-018</text:p>
          </table:table-cell>
          <table:table-cell table:number-columns-repeated="5"/>
        </table:table-row>
        <table:table-row table:style-name="ro1">
          <table:table-cell office:value-type="float" office:value="-2.43704713030323E-017" calcext:value-type="float">
            <text:p>-2.44E-017</text:p>
          </table:table-cell>
          <table:table-cell table:formula="of:=[.A9]^2" office:value-type="float" office:value="5.93919871531922E-034" calcext:value-type="float">
            <text:p>5.93919871531922E-034</text:p>
          </table:table-cell>
          <table:table-cell/>
          <table:table-cell office:value-type="float" office:value="5.96904393499419E-033" calcext:value-type="float">
            <text:p>5.97E-033</text:p>
          </table:table-cell>
          <table:table-cell table:formula="of:=[.D9]^2" office:value-type="float" office:value="3.5629485497891E-065" calcext:value-type="float">
            <text:p>3.5629485497891E-065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9]^2" office:value-type="float" office:value="0.039601" calcext:value-type="float">
            <text:p>0.039601</text:p>
          </table:table-cell>
          <table:table-cell/>
          <table:table-cell table:formula="of:=[.A9]*[.D9]" office:value-type="float" office:value="-1.45468413924315E-049" calcext:value-type="float">
            <text:p>-1.45468413924315E-049</text:p>
          </table:table-cell>
          <table:table-cell/>
          <table:table-cell table:formula="of:=[.A9]*[.G9]" office:value-type="float" office:value="4.84972378930343E-018" calcext:value-type="float">
            <text:p>4.84972378930343E-018</text:p>
          </table:table-cell>
          <table:table-cell/>
          <table:table-cell table:formula="of:=[.D9]*[.G9]" office:value-type="float" office:value="-1.18783974306385E-033" calcext:value-type="float">
            <text:p>-1.18783974306385E-033</text:p>
          </table:table-cell>
          <table:table-cell table:number-columns-repeated="5"/>
        </table:table-row>
        <table:table-row table:style-name="ro1">
          <table:table-cell office:value-type="float" office:value="-0.001" calcext:value-type="float">
            <text:p>-1.00E-003</text:p>
          </table:table-cell>
          <table:table-cell table:formula="of:=[.A10]^2" office:value-type="float" office:value="0.000001" calcext:value-type="float">
            <text:p>0.000001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10]^2" office:value-type="float" office:value="0" calcext:value-type="float">
            <text:p>0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0]^2" office:value-type="float" office:value="3.74939945665464E-039" calcext:value-type="float">
            <text:p>3.74939945665464E-039</text:p>
          </table:table-cell>
          <table:table-cell/>
          <table:table-cell table:formula="of:=[.A10]*[.D10]" office:value-type="float" office:value="0" calcext:value-type="float">
            <text:p>0</text:p>
          </table:table-cell>
          <table:table-cell/>
          <table:table-cell table:formula="of:=[.A10]*[.G10]" office:value-type="float" office:value="-6.12323399573677E-023" calcext:value-type="float">
            <text:p>-6.12323399573677E-023</text:p>
          </table:table-cell>
          <table:table-cell/>
          <table:table-cell table:formula="of:=[.D10]*[.G10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05" calcext:value-type="float">
            <text:p>5.00E-004</text:p>
          </table:table-cell>
          <table:table-cell table:formula="of:=[.A11]^2" office:value-type="float" office:value="0.00000025" calcext:value-type="float">
            <text:p>0.00000025</text:p>
          </table:table-cell>
          <table:table-cell/>
          <table:table-cell office:value-type="float" office:value="-0.000866025403784439" calcext:value-type="float">
            <text:p>-8.66E-004</text:p>
          </table:table-cell>
          <table:table-cell table:formula="of:=[.D11]^2" office:value-type="float" office:value="0.00000075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1]^2" office:value-type="float" office:value="3.74939945665464E-039" calcext:value-type="float">
            <text:p>3.74939945665464E-039</text:p>
          </table:table-cell>
          <table:table-cell/>
          <table:table-cell table:formula="of:=[.A11]*[.D11]" office:value-type="float" office:value="-0.000000433012701892219" calcext:value-type="float">
            <text:p>-0.000000433</text:p>
          </table:table-cell>
          <table:table-cell/>
          <table:table-cell table:formula="of:=[.A11]*[.G11]" office:value-type="float" office:value="3.06161699786838E-023" calcext:value-type="float">
            <text:p>3.06161699786838E-023</text:p>
          </table:table-cell>
          <table:table-cell/>
          <table:table-cell table:formula="of:=[.D11]*[.G11]" office:value-type="float" office:value="-5.30287619362454E-023" calcext:value-type="float">
            <text:p>-5.30287619362454E-023</text:p>
          </table:table-cell>
          <table:table-cell table:number-columns-repeated="5"/>
        </table:table-row>
        <table:table-row table:style-name="ro1">
          <table:table-cell office:value-type="float" office:value="0.0005" calcext:value-type="float">
            <text:p>5.00E-004</text:p>
          </table:table-cell>
          <table:table-cell table:formula="of:=[.A12]^2" office:value-type="float" office:value="0.00000025" calcext:value-type="float">
            <text:p>0.00000025</text:p>
          </table:table-cell>
          <table:table-cell/>
          <table:table-cell office:value-type="float" office:value="0.000866025403784438" calcext:value-type="float">
            <text:p>8.66E-004</text:p>
          </table:table-cell>
          <table:table-cell table:formula="of:=[.D12]^2" office:value-type="float" office:value="0.00000075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2]^2" office:value-type="float" office:value="3.74939945665464E-039" calcext:value-type="float">
            <text:p>3.74939945665464E-039</text:p>
          </table:table-cell>
          <table:table-cell/>
          <table:table-cell table:formula="of:=[.A12]*[.D12]" office:value-type="float" office:value="0.00000043301270189222" calcext:value-type="float">
            <text:p>0.000000433</text:p>
          </table:table-cell>
          <table:table-cell/>
          <table:table-cell table:formula="of:=[.A12]*[.G12]" office:value-type="float" office:value="3.06161699786839E-023" calcext:value-type="float">
            <text:p>3.06161699786839E-023</text:p>
          </table:table-cell>
          <table:table-cell/>
          <table:table-cell table:formula="of:=[.D12]*[.G12]" office:value-type="float" office:value="5.30287619362453E-023" calcext:value-type="float">
            <text:p>5.30287619362453E-023</text:p>
          </table:table-cell>
          <table:table-cell table:number-columns-repeated="5"/>
        </table:table-row>
        <table:table-row table:style-name="ro1">
          <table:table-cell office:value-type="float" office:value="-0.001" calcext:value-type="float">
            <text:p>-1.00E-003</text:p>
          </table:table-cell>
          <table:table-cell table:formula="of:=[.A13]^2" office:value-type="float" office:value="0.000001" calcext:value-type="float">
            <text:p>0.000001</text:p>
          </table:table-cell>
          <table:table-cell/>
          <table:table-cell office:value-type="float" office:value="2.44929359829471E-019" calcext:value-type="float">
            <text:p>2.45E-019</text:p>
          </table:table-cell>
          <table:table-cell table:formula="of:=[.D13]^2" office:value-type="float" office:value="5.99903913064743E-038" calcext:value-type="float">
            <text:p>5.99903913064743E-038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13]^2" office:value-type="float" office:value="3.74939945665464E-039" calcext:value-type="float">
            <text:p>3.74939945665464E-039</text:p>
          </table:table-cell>
          <table:table-cell/>
          <table:table-cell table:formula="of:=[.A13]*[.D13]" office:value-type="float" office:value="-2.44929359829471E-022" calcext:value-type="float">
            <text:p>-2.44929359829471E-022</text:p>
          </table:table-cell>
          <table:table-cell/>
          <table:table-cell table:formula="of:=[.A13]*[.G13]" office:value-type="float" office:value="-6.12323399573677E-023" calcext:value-type="float">
            <text:p>-6.12323399573677E-023</text:p>
          </table:table-cell>
          <table:table-cell/>
          <table:table-cell table:formula="of:=[.D13]*[.G13]" office:value-type="float" office:value="1.49975978266186E-038" calcext:value-type="float">
            <text:p>1.49975978266186E-038</text:p>
          </table:table-cell>
          <table:table-cell table:number-columns-repeated="5"/>
        </table:table-row>
        <table:table-row table:style-name="ro1">
          <table:table-cell office:value-type="float" office:value="-0.199" calcext:value-type="float">
            <text:p>-1.99E-001</text:p>
          </table:table-cell>
          <table:table-cell table:formula="of:=[.A14]^2" office:value-type="float" office:value="0.039601" calcext:value-type="float">
            <text:p>0.039601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14]^2" office:value-type="float" office:value="0" calcext:value-type="float">
            <text:p>0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4]^2" office:value-type="float" office:value="1.48479967882981E-034" calcext:value-type="float">
            <text:p>1.48479967882981E-034</text:p>
          </table:table-cell>
          <table:table-cell/>
          <table:table-cell table:formula="of:=[.A14]*[.D14]" office:value-type="float" office:value="0" calcext:value-type="float">
            <text:p>0</text:p>
          </table:table-cell>
          <table:table-cell/>
          <table:table-cell table:formula="of:=[.A14]*[.G14]" office:value-type="float" office:value="-2.42486189465172E-018" calcext:value-type="float">
            <text:p>-2.42486189465172E-018</text:p>
          </table:table-cell>
          <table:table-cell/>
          <table:table-cell table:formula="of:=[.D14]*[.G1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995" calcext:value-type="float">
            <text:p>9.95E-002</text:p>
          </table:table-cell>
          <table:table-cell table:formula="of:=[.A15]^2" office:value-type="float" office:value="0.00990024999999999" calcext:value-type="float">
            <text:p>0.00990025</text:p>
          </table:table-cell>
          <table:table-cell/>
          <table:table-cell office:value-type="float" office:value="-0.172339055353103" calcext:value-type="float">
            <text:p>-1.72E-001</text:p>
          </table:table-cell>
          <table:table-cell table:formula="of:=[.D15]^2" office:value-type="float" office:value="0.02970075" calcext:value-type="float">
            <text:p>0.02970075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5]^2" office:value-type="float" office:value="1.48479967882981E-034" calcext:value-type="float">
            <text:p>1.48479967882981E-034</text:p>
          </table:table-cell>
          <table:table-cell/>
          <table:table-cell table:formula="of:=[.A15]*[.D15]" office:value-type="float" office:value="-0.0171477360076338" calcext:value-type="float">
            <text:p>-0.017147736</text:p>
          </table:table-cell>
          <table:table-cell/>
          <table:table-cell table:formula="of:=[.A15]*[.G15]" office:value-type="float" office:value="1.21243094732586E-018" calcext:value-type="float">
            <text:p>1.21243094732586E-018</text:p>
          </table:table-cell>
          <table:table-cell/>
          <table:table-cell table:formula="of:=[.D15]*[.G15]" office:value-type="float" office:value="-2.09999200143725E-018" calcext:value-type="float">
            <text:p>-2.09999200143725E-018</text:p>
          </table:table-cell>
          <table:table-cell table:number-columns-repeated="5"/>
        </table:table-row>
        <table:table-row table:style-name="ro1">
          <table:table-cell office:value-type="float" office:value="0.0995000000000001" calcext:value-type="float">
            <text:p>9.95E-002</text:p>
          </table:table-cell>
          <table:table-cell table:formula="of:=[.A16]^2" office:value-type="float" office:value="0.00990025000000002" calcext:value-type="float">
            <text:p>0.00990025</text:p>
          </table:table-cell>
          <table:table-cell/>
          <table:table-cell office:value-type="float" office:value="0.172339055353103" calcext:value-type="float">
            <text:p>1.72E-001</text:p>
          </table:table-cell>
          <table:table-cell table:formula="of:=[.D16]^2" office:value-type="float" office:value="0.02970075" calcext:value-type="float">
            <text:p>0.02970075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6]^2" office:value-type="float" office:value="1.48479967882981E-034" calcext:value-type="float">
            <text:p>1.48479967882981E-034</text:p>
          </table:table-cell>
          <table:table-cell/>
          <table:table-cell table:formula="of:=[.A16]*[.D16]" office:value-type="float" office:value="0.0171477360076338" calcext:value-type="float">
            <text:p>0.017147736</text:p>
          </table:table-cell>
          <table:table-cell/>
          <table:table-cell table:formula="of:=[.A16]*[.G16]" office:value-type="float" office:value="1.21243094732586E-018" calcext:value-type="float">
            <text:p>1.21243094732586E-018</text:p>
          </table:table-cell>
          <table:table-cell/>
          <table:table-cell table:formula="of:=[.D16]*[.G16]" office:value-type="float" office:value="2.09999200143725E-018" calcext:value-type="float">
            <text:p>2.09999200143725E-018</text:p>
          </table:table-cell>
          <table:table-cell table:number-columns-repeated="5"/>
        </table:table-row>
        <table:table-row table:style-name="ro1">
          <table:table-cell office:value-type="float" office:value="-0.199" calcext:value-type="float">
            <text:p>-1.99E-001</text:p>
          </table:table-cell>
          <table:table-cell table:formula="of:=[.A17]^2" office:value-type="float" office:value="0.039601" calcext:value-type="float">
            <text:p>0.039601</text:p>
          </table:table-cell>
          <table:table-cell/>
          <table:table-cell office:value-type="float" office:value="4.87409426060647E-017" calcext:value-type="float">
            <text:p>4.87E-017</text:p>
          </table:table-cell>
          <table:table-cell table:formula="of:=[.D17]^2" office:value-type="float" office:value="2.37567948612769E-033" calcext:value-type="float">
            <text:p>2.37567948612769E-033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17]^2" office:value-type="float" office:value="1.48479967882981E-034" calcext:value-type="float">
            <text:p>1.48479967882981E-034</text:p>
          </table:table-cell>
          <table:table-cell/>
          <table:table-cell table:formula="of:=[.A17]*[.D17]" office:value-type="float" office:value="-9.69944757860687E-018" calcext:value-type="float">
            <text:p>-9.69944757860687E-018</text:p>
          </table:table-cell>
          <table:table-cell/>
          <table:table-cell table:formula="of:=[.A17]*[.G17]" office:value-type="float" office:value="-2.42486189465172E-018" calcext:value-type="float">
            <text:p>-2.42486189465172E-018</text:p>
          </table:table-cell>
          <table:table-cell/>
          <table:table-cell table:formula="of:=[.D17]*[.G17]" office:value-type="float" office:value="5.93919871531922E-034" calcext:value-type="float">
            <text:p>5.93919871531922E-0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18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18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18]^2" office:value-type="float" office:value="0.000001" calcext:value-type="float">
            <text:p>0.000001</text:p>
          </table:table-cell>
          <table:table-cell/>
          <table:table-cell table:formula="of:=[.A18]*[.D18]" office:value-type="float" office:value="0" calcext:value-type="float">
            <text:p>0</text:p>
          </table:table-cell>
          <table:table-cell/>
          <table:table-cell table:formula="of:=[.A18]*[.G18]" office:value-type="float" office:value="0" calcext:value-type="float">
            <text:p>0</text:p>
          </table:table-cell>
          <table:table-cell/>
          <table:table-cell table:formula="of:=[.D18]*[.G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19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19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19]^2" office:value-type="float" office:value="0.000001" calcext:value-type="float">
            <text:p>0.000001</text:p>
          </table:table-cell>
          <table:table-cell/>
          <table:table-cell table:formula="of:=[.A19]*[.D19]" office:value-type="float" office:value="-0" calcext:value-type="float">
            <text:p>0</text:p>
          </table:table-cell>
          <table:table-cell/>
          <table:table-cell table:formula="of:=[.A19]*[.G19]" office:value-type="float" office:value="-0" calcext:value-type="float">
            <text:p>0</text:p>
          </table:table-cell>
          <table:table-cell/>
          <table:table-cell table:formula="of:=[.D19]*[.G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20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0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20]^2" office:value-type="float" office:value="0.000001" calcext:value-type="float">
            <text:p>0.000001</text:p>
          </table:table-cell>
          <table:table-cell/>
          <table:table-cell table:formula="of:=[.A20]*[.D20]" office:value-type="float" office:value="0" calcext:value-type="float">
            <text:p>0</text:p>
          </table:table-cell>
          <table:table-cell/>
          <table:table-cell table:formula="of:=[.A20]*[.G20]" office:value-type="float" office:value="-0" calcext:value-type="float">
            <text:p>0</text:p>
          </table:table-cell>
          <table:table-cell/>
          <table:table-cell table:formula="of:=[.D20]*[.G20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21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1]^2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1.00E-003</text:p>
          </table:table-cell>
          <table:table-cell table:formula="of:=[.G21]^2" office:value-type="float" office:value="0.000001" calcext:value-type="float">
            <text:p>0.000001</text:p>
          </table:table-cell>
          <table:table-cell/>
          <table:table-cell table:formula="of:=[.A21]*[.D21]" office:value-type="float" office:value="-0" calcext:value-type="float">
            <text:p>0</text:p>
          </table:table-cell>
          <table:table-cell/>
          <table:table-cell table:formula="of:=[.A21]*[.G21]" office:value-type="float" office:value="0" calcext:value-type="float">
            <text:p>0</text:p>
          </table:table-cell>
          <table:table-cell/>
          <table:table-cell table:formula="of:=[.D21]*[.G21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22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22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2]^2" office:value-type="float" office:value="0.039601" calcext:value-type="float">
            <text:p>0.039601</text:p>
          </table:table-cell>
          <table:table-cell/>
          <table:table-cell table:formula="of:=[.A22]*[.D22]" office:value-type="float" office:value="0" calcext:value-type="float">
            <text:p>0</text:p>
          </table:table-cell>
          <table:table-cell/>
          <table:table-cell table:formula="of:=[.A22]*[.G22]" office:value-type="float" office:value="0" calcext:value-type="float">
            <text:p>0</text:p>
          </table:table-cell>
          <table:table-cell/>
          <table:table-cell table:formula="of:=[.D22]*[.G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23]^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23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3]^2" office:value-type="float" office:value="0.039601" calcext:value-type="float">
            <text:p>0.039601</text:p>
          </table:table-cell>
          <table:table-cell/>
          <table:table-cell table:formula="of:=[.A23]*[.D23]" office:value-type="float" office:value="-0" calcext:value-type="float">
            <text:p>0</text:p>
          </table:table-cell>
          <table:table-cell/>
          <table:table-cell table:formula="of:=[.A23]*[.G23]" office:value-type="float" office:value="-0" calcext:value-type="float">
            <text:p>0</text:p>
          </table:table-cell>
          <table:table-cell/>
          <table:table-cell table:formula="of:=[.D23]*[.G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-0.00E+000</text:p>
          </table:table-cell>
          <table:table-cell table:formula="of:=[.A24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4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4]^2" office:value-type="float" office:value="0.039601" calcext:value-type="float">
            <text:p>0.039601</text:p>
          </table:table-cell>
          <table:table-cell/>
          <table:table-cell table:formula="of:=[.A24]*[.D24]" office:value-type="float" office:value="0" calcext:value-type="float">
            <text:p>0</text:p>
          </table:table-cell>
          <table:table-cell/>
          <table:table-cell table:formula="of:=[.A24]*[.G24]" office:value-type="float" office:value="-0" calcext:value-type="float">
            <text:p>0</text:p>
          </table:table-cell>
          <table:table-cell/>
          <table:table-cell table:formula="of:=[.D24]*[.G2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E+000</text:p>
          </table:table-cell>
          <table:table-cell table:formula="of:=[.A25]^2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-0.00E+000</text:p>
          </table:table-cell>
          <table:table-cell table:formula="of:=[.D25]^2" office:value-type="float" office:value="0" calcext:value-type="float">
            <text:p>0</text:p>
          </table:table-cell>
          <table:table-cell/>
          <table:table-cell office:value-type="float" office:value="0.199" calcext:value-type="float">
            <text:p>1.99E-001</text:p>
          </table:table-cell>
          <table:table-cell table:formula="of:=[.G25]^2" office:value-type="float" office:value="0.039601" calcext:value-type="float">
            <text:p>0.039601</text:p>
          </table:table-cell>
          <table:table-cell/>
          <table:table-cell table:formula="of:=[.A25]*[.D25]" office:value-type="float" office:value="-0" calcext:value-type="float">
            <text:p>0</text:p>
          </table:table-cell>
          <table:table-cell/>
          <table:table-cell table:formula="of:=[.A25]*[.G25]" office:value-type="float" office:value="0" calcext:value-type="float">
            <text:p>0</text:p>
          </table:table-cell>
          <table:table-cell/>
          <table:table-cell table:formula="of:=[.D25]*[.G25]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.001" calcext:value-type="float">
            <text:p>1.00E-003</text:p>
          </table:table-cell>
          <table:table-cell table:formula="of:=[.A26]^2" office:value-type="float" office:value="0.000001" calcext:value-type="float">
            <text:p>0.000001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26]^2" office:value-type="float" office:value="0" calcext:value-type="float">
            <text:p>0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6]^2" office:value-type="float" office:value="3.74939945665464E-039" calcext:value-type="float">
            <text:p>3.74939945665464E-039</text:p>
          </table:table-cell>
          <table:table-cell/>
          <table:table-cell table:formula="of:=[.A26]*[.D26]" office:value-type="float" office:value="0" calcext:value-type="float">
            <text:p>0</text:p>
          </table:table-cell>
          <table:table-cell/>
          <table:table-cell table:formula="of:=[.A26]*[.G26]" office:value-type="float" office:value="6.12323399573677E-023" calcext:value-type="float">
            <text:p>6.12323399573677E-023</text:p>
          </table:table-cell>
          <table:table-cell/>
          <table:table-cell table:formula="of:=[.D26]*[.G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.0005" calcext:value-type="float">
            <text:p>-5.00E-004</text:p>
          </table:table-cell>
          <table:table-cell table:formula="of:=[.A27]^2" office:value-type="float" office:value="0.00000025" calcext:value-type="float">
            <text:p>0.00000025</text:p>
          </table:table-cell>
          <table:table-cell/>
          <table:table-cell office:value-type="float" office:value="0.000866025403784439" calcext:value-type="float">
            <text:p>8.66E-004</text:p>
          </table:table-cell>
          <table:table-cell table:formula="of:=[.D27]^2" office:value-type="float" office:value="0.00000075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7]^2" office:value-type="float" office:value="3.74939945665464E-039" calcext:value-type="float">
            <text:p>3.74939945665464E-039</text:p>
          </table:table-cell>
          <table:table-cell/>
          <table:table-cell table:formula="of:=[.A27]*[.D27]" office:value-type="float" office:value="-0.000000433012701892219" calcext:value-type="float">
            <text:p>-0.000000433</text:p>
          </table:table-cell>
          <table:table-cell/>
          <table:table-cell table:formula="of:=[.A27]*[.G27]" office:value-type="float" office:value="-3.06161699786838E-023" calcext:value-type="float">
            <text:p>-3.06161699786838E-023</text:p>
          </table:table-cell>
          <table:table-cell/>
          <table:table-cell table:formula="of:=[.D27]*[.G27]" office:value-type="float" office:value="5.30287619362454E-023" calcext:value-type="float">
            <text:p>5.30287619362454E-023</text:p>
          </table:table-cell>
          <table:table-cell/>
          <table:table-cell office:value-type="string" calcext:value-type="string">
            <text:p>x</text:p>
          </table:table-cell>
          <table:table-cell table:formula="of:=[.B44]" office:value-type="float" office:value="0.00495025" calcext:value-type="float">
            <text:p>0.00495025</text:p>
          </table:table-cell>
          <table:table-cell table:formula="of:=[.J44]" office:value-type="float" office:value="1.77223319313493E-020" calcext:value-type="float">
            <text:p>1.77223319313493E-020</text:p>
          </table:table-cell>
          <table:table-cell table:formula="of:=[.L44]" office:value-type="float" office:value="-1.92592994438724E-035" calcext:value-type="float">
            <text:p>-1.92592994438724E-035</text:p>
          </table:table-cell>
        </table:table-row>
        <table:table-row table:style-name="ro1">
          <table:table-cell office:value-type="float" office:value="-0.0005" calcext:value-type="float">
            <text:p>-5.00E-004</text:p>
          </table:table-cell>
          <table:table-cell table:formula="of:=[.A28]^2" office:value-type="float" office:value="0.00000025" calcext:value-type="float">
            <text:p>0.00000025</text:p>
          </table:table-cell>
          <table:table-cell/>
          <table:table-cell office:value-type="float" office:value="-0.000866025403784438" calcext:value-type="float">
            <text:p>-8.66E-004</text:p>
          </table:table-cell>
          <table:table-cell table:formula="of:=[.D28]^2" office:value-type="float" office:value="0.00000075" calcext:value-type="float">
            <text:p>0.00000075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8]^2" office:value-type="float" office:value="3.74939945665464E-039" calcext:value-type="float">
            <text:p>3.74939945665464E-039</text:p>
          </table:table-cell>
          <table:table-cell/>
          <table:table-cell table:formula="of:=[.A28]*[.D28]" office:value-type="float" office:value="0.00000043301270189222" calcext:value-type="float">
            <text:p>0.000000433</text:p>
          </table:table-cell>
          <table:table-cell/>
          <table:table-cell table:formula="of:=[.A28]*[.G28]" office:value-type="float" office:value="-3.06161699786839E-023" calcext:value-type="float">
            <text:p>-3.06161699786839E-023</text:p>
          </table:table-cell>
          <table:table-cell/>
          <table:table-cell table:formula="of:=[.D28]*[.G28]" office:value-type="float" office:value="-5.30287619362453E-023" calcext:value-type="float">
            <text:p>-5.30287619362453E-023</text:p>
          </table:table-cell>
          <table:table-cell/>
          <table:table-cell office:value-type="string" calcext:value-type="string">
            <text:p>y</text:p>
          </table:table-cell>
          <table:table-cell table:formula="of:=[.J44]" office:value-type="float" office:value="1.77223319313493E-020" calcext:value-type="float">
            <text:p>1.77223319313493E-020</text:p>
          </table:table-cell>
          <table:table-cell table:formula="of:=[.E44]" office:value-type="float" office:value="0.00297015" calcext:value-type="float">
            <text:p>0.00297015</text:p>
          </table:table-cell>
          <table:table-cell table:formula="of:=[.N44]" office:value-type="float" office:value="1.04366941327238E-035" calcext:value-type="float">
            <text:p>1.04366941327238E-035</text:p>
          </table:table-cell>
        </table:table-row>
        <table:table-row table:style-name="ro1">
          <table:table-cell office:value-type="float" office:value="0.001" calcext:value-type="float">
            <text:p>1.00E-003</text:p>
          </table:table-cell>
          <table:table-cell table:formula="of:=[.A29]^2" office:value-type="float" office:value="0.000001" calcext:value-type="float">
            <text:p>0.000001</text:p>
          </table:table-cell>
          <table:table-cell/>
          <table:table-cell office:value-type="float" office:value="-2.44929359829471E-019" calcext:value-type="float">
            <text:p>-2.45E-019</text:p>
          </table:table-cell>
          <table:table-cell table:formula="of:=[.D29]^2" office:value-type="float" office:value="5.99903913064743E-038" calcext:value-type="float">
            <text:p>5.99903913064743E-038</text:p>
          </table:table-cell>
          <table:table-cell/>
          <table:table-cell office:value-type="float" office:value="6.12323399573677E-020" calcext:value-type="float">
            <text:p>6.12E-020</text:p>
          </table:table-cell>
          <table:table-cell table:formula="of:=[.G29]^2" office:value-type="float" office:value="3.74939945665464E-039" calcext:value-type="float">
            <text:p>3.74939945665464E-039</text:p>
          </table:table-cell>
          <table:table-cell/>
          <table:table-cell table:formula="of:=[.A29]*[.D29]" office:value-type="float" office:value="-2.44929359829471E-022" calcext:value-type="float">
            <text:p>-2.44929359829471E-022</text:p>
          </table:table-cell>
          <table:table-cell/>
          <table:table-cell table:formula="of:=[.A29]*[.G29]" office:value-type="float" office:value="6.12323399573677E-023" calcext:value-type="float">
            <text:p>6.12323399573677E-023</text:p>
          </table:table-cell>
          <table:table-cell/>
          <table:table-cell table:formula="of:=[.D29]*[.G29]" office:value-type="float" office:value="-1.49975978266186E-038" calcext:value-type="float">
            <text:p>-1.49975978266186E-038</text:p>
          </table:table-cell>
          <table:table-cell/>
          <table:table-cell office:value-type="string" calcext:value-type="string">
            <text:p>z</text:p>
          </table:table-cell>
          <table:table-cell table:formula="of:=[.L44]" office:value-type="float" office:value="-1.92592994438724E-035" calcext:value-type="float">
            <text:p>-1.92592994438724E-035</text:p>
          </table:table-cell>
          <table:table-cell table:formula="of:=[.N44]" office:value-type="float" office:value="1.04366941327238E-035" calcext:value-type="float">
            <text:p>1.04366941327238E-035</text:p>
          </table:table-cell>
          <table:table-cell table:formula="of:=[.H44]" office:value-type="float" office:value="0.0118806" calcext:value-type="float">
            <text:p>0.0118806</text:p>
          </table:table-cell>
        </table:table-row>
        <table:table-row table:style-name="ro1">
          <table:table-cell office:value-type="float" office:value="0.199" calcext:value-type="float">
            <text:p>1.99E-001</text:p>
          </table:table-cell>
          <table:table-cell table:formula="of:=[.A30]^2" office:value-type="float" office:value="0.039601" calcext:value-type="float">
            <text:p>0.039601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30]^2" office:value-type="float" office:value="0" calcext:value-type="float">
            <text:p>0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0]^2" office:value-type="float" office:value="1.48479967882981E-034" calcext:value-type="float">
            <text:p>1.48479967882981E-034</text:p>
          </table:table-cell>
          <table:table-cell/>
          <table:table-cell table:formula="of:=[.A30]*[.D30]" office:value-type="float" office:value="0" calcext:value-type="float">
            <text:p>0</text:p>
          </table:table-cell>
          <table:table-cell/>
          <table:table-cell table:formula="of:=[.A30]*[.G30]" office:value-type="float" office:value="2.42486189465172E-018" calcext:value-type="float">
            <text:p>2.42486189465172E-018</text:p>
          </table:table-cell>
          <table:table-cell/>
          <table:table-cell table:formula="of:=[.D30]*[.G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0.0995" calcext:value-type="float">
            <text:p>-9.95E-002</text:p>
          </table:table-cell>
          <table:table-cell table:formula="of:=[.A31]^2" office:value-type="float" office:value="0.00990024999999999" calcext:value-type="float">
            <text:p>0.00990025</text:p>
          </table:table-cell>
          <table:table-cell/>
          <table:table-cell office:value-type="float" office:value="0.172339055353103" calcext:value-type="float">
            <text:p>1.72E-001</text:p>
          </table:table-cell>
          <table:table-cell table:formula="of:=[.D31]^2" office:value-type="float" office:value="0.02970075" calcext:value-type="float">
            <text:p>0.02970075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1]^2" office:value-type="float" office:value="1.48479967882981E-034" calcext:value-type="float">
            <text:p>1.48479967882981E-034</text:p>
          </table:table-cell>
          <table:table-cell/>
          <table:table-cell table:formula="of:=[.A31]*[.D31]" office:value-type="float" office:value="-0.0171477360076338" calcext:value-type="float">
            <text:p>-0.017147736</text:p>
          </table:table-cell>
          <table:table-cell/>
          <table:table-cell table:formula="of:=[.A31]*[.G31]" office:value-type="float" office:value="-1.21243094732586E-018" calcext:value-type="float">
            <text:p>-1.21243094732586E-018</text:p>
          </table:table-cell>
          <table:table-cell/>
          <table:table-cell table:formula="of:=[.D31]*[.G31]" office:value-type="float" office:value="2.09999200143725E-018" calcext:value-type="float">
            <text:p>2.09999200143725E-018</text:p>
          </table:table-cell>
          <table:table-cell table:number-columns-repeated="5"/>
        </table:table-row>
        <table:table-row table:style-name="ro1">
          <table:table-cell office:value-type="float" office:value="-0.0995000000000001" calcext:value-type="float">
            <text:p>-9.95E-002</text:p>
          </table:table-cell>
          <table:table-cell table:formula="of:=[.A32]^2" office:value-type="float" office:value="0.00990025000000002" calcext:value-type="float">
            <text:p>0.00990025</text:p>
          </table:table-cell>
          <table:table-cell/>
          <table:table-cell office:value-type="float" office:value="-0.172339055353103" calcext:value-type="float">
            <text:p>-1.72E-001</text:p>
          </table:table-cell>
          <table:table-cell table:formula="of:=[.D32]^2" office:value-type="float" office:value="0.02970075" calcext:value-type="float">
            <text:p>0.02970075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2]^2" office:value-type="float" office:value="1.48479967882981E-034" calcext:value-type="float">
            <text:p>1.48479967882981E-034</text:p>
          </table:table-cell>
          <table:table-cell/>
          <table:table-cell table:formula="of:=[.A32]*[.D32]" office:value-type="float" office:value="0.0171477360076338" calcext:value-type="float">
            <text:p>0.017147736</text:p>
          </table:table-cell>
          <table:table-cell/>
          <table:table-cell table:formula="of:=[.A32]*[.G32]" office:value-type="float" office:value="-1.21243094732586E-018" calcext:value-type="float">
            <text:p>-1.21243094732586E-018</text:p>
          </table:table-cell>
          <table:table-cell/>
          <table:table-cell table:formula="of:=[.D32]*[.G32]" office:value-type="float" office:value="-2.09999200143725E-018" calcext:value-type="float">
            <text:p>-2.09999200143725E-018</text:p>
          </table:table-cell>
          <table:table-cell table:number-columns-repeated="5"/>
        </table:table-row>
        <table:table-row table:style-name="ro1">
          <table:table-cell office:value-type="float" office:value="0.199" calcext:value-type="float">
            <text:p>1.99E-001</text:p>
          </table:table-cell>
          <table:table-cell table:formula="of:=[.A33]^2" office:value-type="float" office:value="0.039601" calcext:value-type="float">
            <text:p>0.039601</text:p>
          </table:table-cell>
          <table:table-cell/>
          <table:table-cell office:value-type="float" office:value="-4.87409426060647E-017" calcext:value-type="float">
            <text:p>-4.87E-017</text:p>
          </table:table-cell>
          <table:table-cell table:formula="of:=[.D33]^2" office:value-type="float" office:value="2.37567948612769E-033" calcext:value-type="float">
            <text:p>2.37567948612769E-033</text:p>
          </table:table-cell>
          <table:table-cell/>
          <table:table-cell office:value-type="float" office:value="1.21852356515162E-017" calcext:value-type="float">
            <text:p>1.22E-017</text:p>
          </table:table-cell>
          <table:table-cell table:formula="of:=[.G33]^2" office:value-type="float" office:value="1.48479967882981E-034" calcext:value-type="float">
            <text:p>1.48479967882981E-034</text:p>
          </table:table-cell>
          <table:table-cell/>
          <table:table-cell table:formula="of:=[.A33]*[.D33]" office:value-type="float" office:value="-9.69944757860687E-018" calcext:value-type="float">
            <text:p>-9.69944757860687E-018</text:p>
          </table:table-cell>
          <table:table-cell/>
          <table:table-cell table:formula="of:=[.A33]*[.G33]" office:value-type="float" office:value="2.42486189465172E-018" calcext:value-type="float">
            <text:p>2.42486189465172E-018</text:p>
          </table:table-cell>
          <table:table-cell/>
          <table:table-cell table:formula="of:=[.D33]*[.G33]" office:value-type="float" office:value="-5.93919871531922E-034" calcext:value-type="float">
            <text:p>-5.93919871531922E-034</text:p>
          </table:table-cell>
          <table:table-cell table:number-columns-repeated="5"/>
        </table:table-row>
        <table:table-row table:style-name="ro1">
          <table:table-cell office:value-type="float" office:value="1.22464679914735E-019" calcext:value-type="float">
            <text:p>1.22E-019</text:p>
          </table:table-cell>
          <table:table-cell table:formula="of:=[.A34]^2" office:value-type="float" office:value="1.49975978266186E-038" calcext:value-type="float">
            <text:p>1.49975978266186E-038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34]^2" office:value-type="float" office:value="0" calcext:value-type="float">
            <text:p>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4]^2" office:value-type="float" office:value="0.000001" calcext:value-type="float">
            <text:p>0.000001</text:p>
          </table:table-cell>
          <table:table-cell/>
          <table:table-cell table:formula="of:=[.A34]*[.D34]" office:value-type="float" office:value="0" calcext:value-type="float">
            <text:p>0</text:p>
          </table:table-cell>
          <table:table-cell/>
          <table:table-cell table:formula="of:=[.A34]*[.G34]" office:value-type="float" office:value="-1.22464679914735E-022" calcext:value-type="float">
            <text:p>-1.22464679914735E-022</text:p>
          </table:table-cell>
          <table:table-cell/>
          <table:table-cell table:formula="of:=[.D34]*[.G34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6.12323399573676E-020" calcext:value-type="float">
            <text:p>-6.12E-020</text:p>
          </table:table-cell>
          <table:table-cell table:formula="of:=[.A35]^2" office:value-type="float" office:value="3.74939945665464E-039" calcext:value-type="float">
            <text:p>3.74939945665464E-039</text:p>
          </table:table-cell>
          <table:table-cell/>
          <table:table-cell office:value-type="float" office:value="1.06057523872491E-019" calcext:value-type="float">
            <text:p>1.06E-019</text:p>
          </table:table-cell>
          <table:table-cell table:formula="of:=[.D35]^2" office:value-type="float" office:value="1.12481983699639E-038" calcext:value-type="float">
            <text:p>1.12481983699639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5]^2" office:value-type="float" office:value="0.000001" calcext:value-type="float">
            <text:p>0.000001</text:p>
          </table:table-cell>
          <table:table-cell/>
          <table:table-cell table:formula="of:=[.A35]*[.D35]" office:value-type="float" office:value="-6.49415035679698E-039" calcext:value-type="float">
            <text:p>-6.49415035679698E-039</text:p>
          </table:table-cell>
          <table:table-cell/>
          <table:table-cell table:formula="of:=[.A35]*[.G35]" office:value-type="float" office:value="6.12323399573676E-023" calcext:value-type="float">
            <text:p>6.12323399573676E-023</text:p>
          </table:table-cell>
          <table:table-cell/>
          <table:table-cell table:formula="of:=[.D35]*[.G35]" office:value-type="float" office:value="-1.06057523872491E-022" calcext:value-type="float">
            <text:p>-1.06057523872491E-022</text:p>
          </table:table-cell>
          <table:table-cell table:number-columns-repeated="5"/>
        </table:table-row>
        <table:table-row table:style-name="ro1">
          <table:table-cell office:value-type="float" office:value="-6.12323399573677E-020" calcext:value-type="float">
            <text:p>-6.12E-020</text:p>
          </table:table-cell>
          <table:table-cell table:formula="of:=[.A36]^2" office:value-type="float" office:value="3.74939945665465E-039" calcext:value-type="float">
            <text:p>3.74939945665465E-039</text:p>
          </table:table-cell>
          <table:table-cell/>
          <table:table-cell office:value-type="float" office:value="-1.06057523872491E-019" calcext:value-type="float">
            <text:p>-1.06E-019</text:p>
          </table:table-cell>
          <table:table-cell table:formula="of:=[.D36]^2" office:value-type="float" office:value="1.12481983699639E-038" calcext:value-type="float">
            <text:p>1.12481983699639E-038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6]^2" office:value-type="float" office:value="0.000001" calcext:value-type="float">
            <text:p>0.000001</text:p>
          </table:table-cell>
          <table:table-cell/>
          <table:table-cell table:formula="of:=[.A36]*[.D36]" office:value-type="float" office:value="6.49415035679699E-039" calcext:value-type="float">
            <text:p>6.49415035679699E-039</text:p>
          </table:table-cell>
          <table:table-cell/>
          <table:table-cell table:formula="of:=[.A36]*[.G36]" office:value-type="float" office:value="6.12323399573677E-023" calcext:value-type="float">
            <text:p>6.12323399573677E-023</text:p>
          </table:table-cell>
          <table:table-cell/>
          <table:table-cell table:formula="of:=[.D36]*[.G36]" office:value-type="float" office:value="1.06057523872491E-022" calcext:value-type="float">
            <text:p>1.06057523872491E-022</text:p>
          </table:table-cell>
          <table:table-cell table:number-columns-repeated="5"/>
        </table:table-row>
        <table:table-row table:style-name="ro1">
          <table:table-cell office:value-type="float" office:value="1.22464679914735E-019" calcext:value-type="float">
            <text:p>1.22E-019</text:p>
          </table:table-cell>
          <table:table-cell table:formula="of:=[.A37]^2" office:value-type="float" office:value="1.49975978266186E-038" calcext:value-type="float">
            <text:p>1.49975978266186E-038</text:p>
          </table:table-cell>
          <table:table-cell/>
          <table:table-cell office:value-type="float" office:value="-2.99951956532372E-035" calcext:value-type="float">
            <text:p>-3.00E-035</text:p>
          </table:table-cell>
          <table:table-cell table:formula="of:=[.D37]^2" office:value-type="float" office:value="8.99711762275977E-070" calcext:value-type="float">
            <text:p>8.99711762275977E-070</text:p>
          </table:table-cell>
          <table:table-cell/>
          <table:table-cell office:value-type="float" office:value="-0.001" calcext:value-type="float">
            <text:p>-1.00E-003</text:p>
          </table:table-cell>
          <table:table-cell table:formula="of:=[.G37]^2" office:value-type="float" office:value="0.000001" calcext:value-type="float">
            <text:p>0.000001</text:p>
          </table:table-cell>
          <table:table-cell/>
          <table:table-cell table:formula="of:=[.A37]*[.D37]" office:value-type="float" office:value="-3.67335203465355E-054" calcext:value-type="float">
            <text:p>-3.67335203465355E-054</text:p>
          </table:table-cell>
          <table:table-cell/>
          <table:table-cell table:formula="of:=[.A37]*[.G37]" office:value-type="float" office:value="-1.22464679914735E-022" calcext:value-type="float">
            <text:p>-1.22464679914735E-022</text:p>
          </table:table-cell>
          <table:table-cell/>
          <table:table-cell table:formula="of:=[.D37]*[.G37]" office:value-type="float" office:value="2.99951956532372E-038" calcext:value-type="float">
            <text:p>2.99951956532372E-038</text:p>
          </table:table-cell>
          <table:table-cell table:number-columns-repeated="5"/>
        </table:table-row>
        <table:table-row table:style-name="ro1">
          <table:table-cell office:value-type="float" office:value="2.43704713030323E-017" calcext:value-type="float">
            <text:p>2.44E-017</text:p>
          </table:table-cell>
          <table:table-cell table:formula="of:=[.A38]^2" office:value-type="float" office:value="5.93919871531922E-034" calcext:value-type="float">
            <text:p>5.93919871531922E-034</text:p>
          </table:table-cell>
          <table:table-cell/>
          <table:table-cell office:value-type="float" office:value="0" calcext:value-type="float">
            <text:p>0.00E+000</text:p>
          </table:table-cell>
          <table:table-cell table:formula="of:=[.D38]^2" office:value-type="float" office:value="0" calcext:value-type="float">
            <text:p>0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38]^2" office:value-type="float" office:value="0.039601" calcext:value-type="float">
            <text:p>0.039601</text:p>
          </table:table-cell>
          <table:table-cell/>
          <table:table-cell table:formula="of:=[.A38]*[.D38]" office:value-type="float" office:value="0" calcext:value-type="float">
            <text:p>0</text:p>
          </table:table-cell>
          <table:table-cell/>
          <table:table-cell table:formula="of:=[.A38]*[.G38]" office:value-type="float" office:value="-4.84972378930343E-018" calcext:value-type="float">
            <text:p>-4.84972378930343E-018</text:p>
          </table:table-cell>
          <table:table-cell/>
          <table:table-cell table:formula="of:=[.D38]*[.G38]" office:value-type="float" office:value="-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-1.21852356515162E-017" calcext:value-type="float">
            <text:p>-1.22E-017</text:p>
          </table:table-cell>
          <table:table-cell table:formula="of:=[.A39]^2" office:value-type="float" office:value="1.4847996788298E-034" calcext:value-type="float">
            <text:p>1.4847996788298E-034</text:p>
          </table:table-cell>
          <table:table-cell/>
          <table:table-cell office:value-type="float" office:value="2.11054472506256E-017" calcext:value-type="float">
            <text:p>2.11E-017</text:p>
          </table:table-cell>
          <table:table-cell table:formula="of:=[.D39]^2" office:value-type="float" office:value="4.45439903648942E-034" calcext:value-type="float">
            <text:p>4.45439903648942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39]^2" office:value-type="float" office:value="0.039601" calcext:value-type="float">
            <text:p>0.039601</text:p>
          </table:table-cell>
          <table:table-cell/>
          <table:table-cell table:formula="of:=[.A39]*[.D39]" office:value-type="float" office:value="-2.57174848279517E-034" calcext:value-type="float">
            <text:p>-2.57174848279517E-034</text:p>
          </table:table-cell>
          <table:table-cell/>
          <table:table-cell table:formula="of:=[.A39]*[.G39]" office:value-type="float" office:value="2.42486189465172E-018" calcext:value-type="float">
            <text:p>2.42486189465172E-018</text:p>
          </table:table-cell>
          <table:table-cell/>
          <table:table-cell table:formula="of:=[.D39]*[.G39]" office:value-type="float" office:value="-4.19998400287451E-018" calcext:value-type="float">
            <text:p>-4.19998400287451E-018</text:p>
          </table:table-cell>
          <table:table-cell table:number-columns-repeated="5"/>
        </table:table-row>
        <table:table-row table:style-name="ro1">
          <table:table-cell office:value-type="float" office:value="-1.21852356515162E-017" calcext:value-type="float">
            <text:p>-1.22E-017</text:p>
          </table:table-cell>
          <table:table-cell table:formula="of:=[.A40]^2" office:value-type="float" office:value="1.48479967882981E-034" calcext:value-type="float">
            <text:p>1.48479967882981E-034</text:p>
          </table:table-cell>
          <table:table-cell/>
          <table:table-cell office:value-type="float" office:value="-2.11054472506256E-017" calcext:value-type="float">
            <text:p>-2.11E-017</text:p>
          </table:table-cell>
          <table:table-cell table:formula="of:=[.D40]^2" office:value-type="float" office:value="4.45439903648942E-034" calcext:value-type="float">
            <text:p>4.45439903648942E-034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40]^2" office:value-type="float" office:value="0.039601" calcext:value-type="float">
            <text:p>0.039601</text:p>
          </table:table-cell>
          <table:table-cell/>
          <table:table-cell table:formula="of:=[.A40]*[.D40]" office:value-type="float" office:value="2.57174848279518E-034" calcext:value-type="float">
            <text:p>2.57174848279518E-034</text:p>
          </table:table-cell>
          <table:table-cell/>
          <table:table-cell table:formula="of:=[.A40]*[.G40]" office:value-type="float" office:value="2.42486189465172E-018" calcext:value-type="float">
            <text:p>2.42486189465172E-018</text:p>
          </table:table-cell>
          <table:table-cell/>
          <table:table-cell table:formula="of:=[.D40]*[.G40]" office:value-type="float" office:value="4.1999840028745E-018" calcext:value-type="float">
            <text:p>4.1999840028745E-018</text:p>
          </table:table-cell>
          <table:table-cell table:number-columns-repeated="5"/>
        </table:table-row>
        <table:table-row table:style-name="ro1">
          <table:table-cell office:value-type="float" office:value="2.43704713030323E-017" calcext:value-type="float">
            <text:p>2.44E-017</text:p>
          </table:table-cell>
          <table:table-cell table:formula="of:=[.A41]^2" office:value-type="float" office:value="5.93919871531922E-034" calcext:value-type="float">
            <text:p>5.93919871531922E-034</text:p>
          </table:table-cell>
          <table:table-cell/>
          <table:table-cell office:value-type="float" office:value="-5.96904393499419E-033" calcext:value-type="float">
            <text:p>-5.97E-033</text:p>
          </table:table-cell>
          <table:table-cell table:formula="of:=[.D41]^2" office:value-type="float" office:value="3.5629485497891E-065" calcext:value-type="float">
            <text:p>3.5629485497891E-065</text:p>
          </table:table-cell>
          <table:table-cell/>
          <table:table-cell office:value-type="float" office:value="-0.199" calcext:value-type="float">
            <text:p>-1.99E-001</text:p>
          </table:table-cell>
          <table:table-cell table:formula="of:=[.G41]^2" office:value-type="float" office:value="0.039601" calcext:value-type="float">
            <text:p>0.039601</text:p>
          </table:table-cell>
          <table:table-cell/>
          <table:table-cell table:formula="of:=[.A41]*[.D41]" office:value-type="float" office:value="-1.45468413924315E-049" calcext:value-type="float">
            <text:p>-1.45468413924315E-049</text:p>
          </table:table-cell>
          <table:table-cell/>
          <table:table-cell table:formula="of:=[.A41]*[.G41]" office:value-type="float" office:value="-4.84972378930343E-018" calcext:value-type="float">
            <text:p>-4.84972378930343E-018</text:p>
          </table:table-cell>
          <table:table-cell/>
          <table:table-cell table:formula="of:=[.D41]*[.G41]" office:value-type="float" office:value="1.18783974306385E-033" calcext:value-type="float">
            <text:p>1.18783974306385E-03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formula="of:=SUM([.B2:.B41])" office:value-type="float" office:value="0.19801" calcext:value-type="float">
            <text:p>0.19801</text:p>
          </table:table-cell>
          <table:table-cell/>
          <table:table-cell table:style-name="Default"/>
          <table:table-cell table:formula="of:=SUM([.E2:.E41])" office:value-type="float" office:value="0.118806" calcext:value-type="float">
            <text:p>0.118806</text:p>
          </table:table-cell>
          <table:table-cell/>
          <table:table-cell table:style-name="Default"/>
          <table:table-cell table:formula="of:=SUM([.H2:.H41])" office:value-type="float" office:value="0.475224" calcext:value-type="float">
            <text:p>0.475224</text:p>
          </table:table-cell>
          <table:table-cell/>
          <table:table-cell table:formula="of:=SUM([.J2:.J41])" office:value-type="float" office:value="7.08893277253973E-019" calcext:value-type="float">
            <text:p>7.08893277253973E-019</text:p>
          </table:table-cell>
          <table:table-cell/>
          <table:table-cell table:formula="of:=SUM([.L2:.L41])" office:value-type="float" office:value="-7.70371977754894E-034" calcext:value-type="float">
            <text:p>-7.70371977754894E-034</text:p>
          </table:table-cell>
          <table:table-cell/>
          <table:table-cell table:formula="of:=SUM([.N2:.N41])" office:value-type="float" office:value="4.17467765308951E-034" calcext:value-type="float">
            <text:p>4.17467765308951E-03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um/n</text:p>
          </table:table-cell>
          <table:table-cell table:formula="of:=[.B43]/40" office:value-type="float" office:value="0.00495025" calcext:value-type="float">
            <text:p>0.00495025</text:p>
          </table:table-cell>
          <table:table-cell/>
          <table:table-cell table:style-name="Default"/>
          <table:table-cell table:formula="of:=[.E43]/40" office:value-type="float" office:value="0.00297015" calcext:value-type="float">
            <text:p>0.00297015</text:p>
          </table:table-cell>
          <table:table-cell/>
          <table:table-cell table:style-name="Default"/>
          <table:table-cell table:formula="of:=[.H43]/40" office:value-type="float" office:value="0.0118806" calcext:value-type="float">
            <text:p>0.0118806</text:p>
          </table:table-cell>
          <table:table-cell/>
          <table:table-cell table:formula="of:=[.J43]/40" office:value-type="float" office:value="1.77223319313493E-020" calcext:value-type="float">
            <text:p>1.77223319313493E-020</text:p>
          </table:table-cell>
          <table:table-cell/>
          <table:table-cell table:formula="of:=[.L43]/40" office:value-type="float" office:value="-1.92592994438724E-035" calcext:value-type="float">
            <text:p>-1.92592994438724E-035</text:p>
          </table:table-cell>
          <table:table-cell/>
          <table:table-cell table:formula="of:=[.N43]/40" office:value-type="float" office:value="1.04366941327238E-035" calcext:value-type="float">
            <text:p>1.04366941327238E-0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ram </meta:initial-creator>
    <meta:creation-date>2020-01-18T17:51:27.226127791</meta:creation-date>
    <dc:date>2020-01-19T00:03:05.838301597</dc:date>
    <dc:creator>Shahram </dc:creator>
    <meta:editing-duration>PT5H41M17S</meta:editing-duration>
    <meta:editing-cycles>2</meta:editing-cycles>
    <meta:generator>LibreOffice/4.3.3.2$Linux_X86_64 LibreOffice_project/430m0$Build-2</meta:generator>
    <meta:document-statistic meta:table-count="1" meta:cell-count="398" meta:object-count="0"/>
  </office:meta>
</office:document-meta>
</file>